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5" style:family="graphic" style:parent-style-name="standard">
      <style:graphic-properties draw:fill="solid" draw:fill-color="#ff3366" draw:textarea-horizontal-align="center" draw:textarea-vertical-align="middle"/>
    </style:style>
    <style:style style:name="gr16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2cm" fo:margin-right="0cm" fo:text-align="start" fo:text-indent="-0.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style:text-position="super 58%" fo:font-size="28pt" fo:language="en" fo:country="US" style:font-size-asian="28pt" style:font-size-complex="28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7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custom-shape draw:style-name="gr10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" draw:layer="layout" svg:width="1.277cm" svg:height="0.962cm" svg:x="1.223cm" svg:y="9.5cm">
          <draw:text-box>
            <text:p text:style-name="P1">P0</text:p>
          </draw:text-box>
        </draw:frame>
        <draw:frame draw:style-name="gr4" draw:layer="layout" svg:width="1.277cm" svg:height="0.962cm" svg:x="1.223cm" svg:y="12.538cm">
          <draw:text-box>
            <text:p text:style-name="P1">P1</text:p>
          </draw:text-box>
        </draw:frame>
        <draw:frame draw:style-name="gr4" draw:layer="layout" svg:width="1.277cm" svg:height="0.962cm" svg:x="1.223cm" svg:y="15cm">
          <draw:text-box>
            <text:p text:style-name="P1">P2</text:p>
          </draw:text-box>
        </draw:frame>
        <draw:frame draw:style-name="gr4" draw:layer="layout" svg:width="1.277cm" svg:height="0.962cm" svg:x="1.223cm" svg:y="18.538cm">
          <draw:text-box>
            <text:p text:style-name="P1">P3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custom-shape draw:style-name="gr12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1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0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layer="layout" svg:width="2.335cm" svg:height="0.962cm" svg:x="3.665cm" svg:y="9.5cm">
          <draw:text-box>
            <text:p text:style-name="P1">Step 1</text:p>
          </draw:text-box>
        </draw:frame>
        <draw:frame draw:style-name="gr4" draw:layer="layout" svg:width="2.335cm" svg:height="0.962cm" svg:x="10.665cm" svg:y="12.5cm">
          <draw:text-box>
            <text:p text:style-name="P1">Step 4</text:p>
          </draw:text-box>
        </draw:frame>
        <draw:frame draw:style-name="gr4" draw:layer="layout" svg:width="2.335cm" svg:height="0.962cm" svg:x="6.665cm" svg:y="12.5cm">
          <draw:text-box>
            <text:p text:style-name="P1">Step 3</text:p>
          </draw:text-box>
        </draw:frame>
        <draw:frame draw:style-name="gr4" draw:layer="layout" svg:width="2.335cm" svg:height="0.962cm" svg:x="3.665cm" svg:y="12.5cm">
          <draw:text-box>
            <text:p text:style-name="P1">Step 2</text:p>
          </draw:text-box>
        </draw:frame>
        <draw:frame draw:style-name="gr4" draw:layer="layout" svg:width="2.335cm" svg:height="0.962cm" svg:x="10.665cm" svg:y="9.538cm">
          <draw:text-box>
            <text:p text:style-name="P1">Step 3</text:p>
          </draw:text-box>
        </draw:frame>
        <draw:frame draw:style-name="gr4" draw:layer="layout" svg:width="2.335cm" svg:height="0.962cm" svg:x="7.165cm" svg:y="9.5cm">
          <draw:text-box>
            <text:p text:style-name="P1">Step 2</text:p>
          </draw:text-box>
        </draw:frame>
        <draw:frame draw:style-name="gr4" draw:layer="layout" svg:width="2.335cm" svg:height="0.962cm" svg:x="3.665cm" svg:y="15.538cm">
          <draw:text-box>
            <text:p text:style-name="P1">Step 3</text:p>
          </draw:text-box>
        </draw:frame>
        <draw:frame draw:style-name="gr4" draw:layer="layout" svg:width="2.335cm" svg:height="0.962cm" svg:x="7.165cm" svg:y="15.5cm">
          <draw:text-box>
            <text:p text:style-name="P1">Step 4</text:p>
          </draw:text-box>
        </draw:frame>
        <draw:frame draw:style-name="gr4" draw:layer="layout" svg:width="2.335cm" svg:height="0.962cm" svg:x="10.665cm" svg:y="15.5cm">
          <draw:text-box>
            <text:p text:style-name="P1">Step 5</text:p>
          </draw:text-box>
        </draw:frame>
        <draw:frame draw:style-name="gr4" draw:layer="layout" svg:width="2.335cm" svg:height="0.962cm" svg:x="14.5cm" svg:y="15.5cm">
          <draw:text-box>
            <text:p text:style-name="P1">Step 6</text:p>
          </draw:text-box>
        </draw:frame>
        <draw:frame draw:style-name="gr4" draw:layer="layout" svg:width="2.335cm" svg:height="0.962cm" svg:x="18cm" svg:y="15.538cm">
          <draw:text-box>
            <text:p text:style-name="P1">Step 7</text:p>
          </draw:text-box>
        </draw:frame>
        <draw:frame draw:style-name="gr4" draw:layer="layout" svg:width="2.335cm" svg:height="0.962cm" svg:x="21.165cm" svg:y="15.538cm">
          <draw:text-box>
            <text:p text:style-name="P1">Step 8</text:p>
          </draw:text-box>
        </draw:frame>
        <draw:frame draw:style-name="gr4" draw:layer="layout" svg:width="2.335cm" svg:height="0.962cm" svg:x="21.165cm" svg:y="12.5cm">
          <draw:text-box>
            <text:p text:style-name="P1">Step 7</text:p>
          </draw:text-box>
        </draw:frame>
        <draw:frame draw:style-name="gr4" draw:layer="layout" svg:width="2.335cm" svg:height="0.962cm" svg:x="14.5cm" svg:y="12.5cm">
          <draw:text-box>
            <text:p text:style-name="P1">Step 5</text:p>
          </draw:text-box>
        </draw:frame>
        <draw:frame draw:style-name="gr4" draw:layer="layout" svg:width="2.335cm" svg:height="0.962cm" svg:x="14.5cm" svg:y="9.538cm">
          <draw:text-box>
            <text:p text:style-name="P1">Step 4</text:p>
          </draw:text-box>
        </draw:frame>
        <draw:frame draw:style-name="gr4" draw:layer="layout" svg:width="2.335cm" svg:height="0.962cm" svg:x="18cm" svg:y="9.5cm">
          <draw:text-box>
            <text:p text:style-name="P1">Step 5</text:p>
          </draw:text-box>
        </draw:frame>
        <draw:frame draw:style-name="gr4" draw:layer="layout" svg:width="2.335cm" svg:height="0.962cm" svg:x="21cm" svg:y="9.538cm">
          <draw:text-box>
            <text:p text:style-name="P1">Step 6</text:p>
          </draw:text-box>
        </draw:frame>
        <draw:frame draw:style-name="gr4" draw:layer="layout" svg:width="2.335cm" svg:height="0.962cm" svg:x="18cm" svg:y="12.538cm">
          <draw:text-box>
            <text:p text:style-name="P1">Step 6</text:p>
          </draw:text-box>
        </draw:frame>
        <draw:frame draw:style-name="gr4" draw:layer="layout" svg:width="2.335cm" svg:height="0.962cm" svg:x="3.665cm" svg:y="18.5cm">
          <draw:text-box>
            <text:p text:style-name="P1">Step 4</text:p>
          </draw:text-box>
        </draw:frame>
        <draw:frame draw:style-name="gr4" draw:layer="layout" svg:width="2.335cm" svg:height="0.962cm" svg:x="7.165cm" svg:y="18.5cm">
          <draw:text-box>
            <text:p text:style-name="P1">Step 5</text:p>
          </draw:text-box>
        </draw:frame>
        <draw:frame draw:style-name="gr4" draw:layer="layout" svg:width="2.335cm" svg:height="0.962cm" svg:x="10.665cm" svg:y="18.5cm">
          <draw:text-box>
            <text:p text:style-name="P1">Step 6</text:p>
          </draw:text-box>
        </draw:frame>
        <draw:frame draw:style-name="gr4" draw:layer="layout" svg:width="2.335cm" svg:height="0.962cm" svg:x="14.665cm" svg:y="18.5cm">
          <draw:text-box>
            <text:p text:style-name="P1">Step 7</text:p>
          </draw:text-box>
        </draw:frame>
        <draw:frame draw:style-name="gr4" draw:layer="layout" svg:width="2.335cm" svg:height="0.962cm" svg:x="18cm" svg:y="18.538cm">
          <draw:text-box>
            <text:p text:style-name="P1">Step 8</text:p>
          </draw:text-box>
        </draw:frame>
        <draw:frame draw:style-name="gr4" draw:layer="layout" svg:width="2.335cm" svg:height="0.962cm" svg:x="21cm" svg:y="18.5cm">
          <draw:text-box>
            <text:p text:style-name="P1">Step 9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6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6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0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.223cm" svg:y="12.538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.223cm" svg:y="15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.223cm" svg:y="18.538cm">
          <draw:text-box>
            <text:p text:style-name="P1"><text:span text:style-name="T11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9cm" svg:x2="24cm" svg:y2="19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3.5cm" svg:y="15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ub-matrix, <text:span text:style-name="T9">b</text:span> time to transmit one chunk, <text:span text:style-name="T2">L</text:span> the latency. We divide the each row into <text:span text:style-name="T2">n</text:span> columns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6">T(n,p,r) = <text:span text:style-name="T12"><text:s/></text:span><text:span text:style-name="T13">(L + b + w)((p -1) + n</text:span><text:span text:style-name="T14">2</text:span><text:span text:style-name="T13">/p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5">Asynchronou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T(n,p,r) = (w + L + b)</text:span><text:span text:style-name="T13"> ((p -1) <text:s/>+ (wn</text:span><text:span text:style-name="T14">2</text:span><text:span text:style-name="T13">/p) || </text:span><text:span text:style-name="T15"><text:s/>(L + b)</text:span><text:span text:style-name="T13">n</text:span><text:span text:style-name="T14">2</text:span><text:span text:style-name="T13">/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17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8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8" draw:layer="layout" svg:width="0.502cm" svg:height="1.187cm" svg:x="21.5cm" svg:y="15cm">
          <draw:text-box>
            <text:p text:style-name="P1"/>
          </draw:text-box>
        </draw:frame>
        <draw:frame draw:style-name="gr18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19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 k, <text:span text:style-name="T9">b</text:span> time to transmit one chunk, <text:span text:style-name="T2">L</text:span> the latency. We divide the matrix into <text:span text:style-name="T2">n</text:span> region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,r) = </text:span><text:span text:style-name="T12"><text:s/></text:span><text:span text:style-name="T13">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.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problem is getting the scoring matrix and doing trace 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placeholder="true">
          <draw:text-box/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custom-shape draw:style-name="gr20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0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24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Not better than the ring because it uses too much communication and leaves processors id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custom-shape draw:style-name="gr12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text-style-name="P19" draw:layer="layout" svg:width="1.277cm" svg:height="0.962cm" svg:x="4.5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7.575cm" svg:y="9.538cm">
          <draw:text-box>
            <text:p text:style-name="P1"><text:span text:style-name="T11">P2</text:span></text:p>
          </draw:text-box>
        </draw:frame>
        <draw:custom-shape draw:style-name="gr11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3.723cm" svg:y="9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7.2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20.723cm" svg:y="9.5cm">
          <draw:text-box>
            <text:p text:style-name="P1"><text:span text:style-name="T11">P2</text:span></text:p>
          </draw:text-box>
        </draw:frame>
        <draw:custom-shape draw:style-name="gr13" draw:text-style-name="P9" draw:layer="layout" svg:width="3cm" svg:height="2.5cm" svg:x="1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1.5cm" svg:x2="23cm" svg:y2="11.5cm">
          <text:p text:style-name="P1"/>
        </draw:line>
        <draw:line draw:style-name="gr3" draw:text-style-name="P9" draw:layer="layout" svg:x1="3.5cm" svg:y1="12cm" svg:x2="23cm" svg:y2="12cm">
          <text:p text:style-name="P1"/>
        </draw:line>
        <draw:line draw:style-name="gr3" draw:text-style-name="P9" draw:layer="layout" svg:x1="3.5cm" svg:y1="13cm" svg:x2="23cm" svg:y2="13cm">
          <text:p text:style-name="P1"/>
        </draw:line>
        <draw:frame draw:style-name="gr4" draw:text-style-name="P19" draw:layer="layout" svg:width="1.277cm" svg:height="0.962cm" svg:x="4cm" svg:y="12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0.723cm" svg:y="12.038cm">
          <draw:text-box>
            <text:p text:style-name="P1"><text:span text:style-name="T11">P1</text:span></text:p>
          </draw:text-box>
        </draw:frame>
        <draw:frame draw:style-name="gr25" draw:text-style-name="P19" draw:layer="layout" svg:width="1.277cm" svg:height="1cm" svg:x="20.5cm" svg:y="12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7.5cm" svg:y="12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7.5cm" svg:y="12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4cm" svg:y="12cm">
          <draw:text-box>
            <text:p text:style-name="P1"><text:span text:style-name="T11">P3</text:span></text:p>
          </draw:text-box>
        </draw:frame>
        <draw:custom-shape draw:style-name="gr12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text-style-name="P19" draw:layer="layout" svg:width="1.277cm" svg:height="0.962cm" svg:x="4.5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7.575cm" svg:y="14.538cm">
          <draw:text-box>
            <text:p text:style-name="P1"><text:span text:style-name="T11">P2</text:span></text:p>
          </draw:text-box>
        </draw:frame>
        <draw:custom-shape draw:style-name="gr11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3.723cm" svg:y="14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7.223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20.723cm" svg:y="14.5cm">
          <draw:text-box>
            <text:p text:style-name="P1"><text:span text:style-name="T11">P2</text:span></text:p>
          </draw:text-box>
        </draw:frame>
        <draw:custom-shape draw:style-name="gr13" draw:text-style-name="P9" draw:layer="layout" svg:width="3cm" svg:height="2.5cm" svg:x="1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.5cm" svg:x2="23cm" svg:y2="16.5cm">
          <text:p text:style-name="P1"/>
        </draw:line>
        <draw:line draw:style-name="gr3" draw:text-style-name="P9" draw:layer="layout" svg:x1="3.5cm" svg:y1="17cm" svg:x2="23cm" svg:y2="17cm">
          <text:p text:style-name="P1"/>
        </draw:line>
        <draw:line draw:style-name="gr3" draw:text-style-name="P9" draw:layer="layout" svg:x1="3.5cm" svg:y1="18cm" svg:x2="23cm" svg:y2="18cm">
          <text:p text:style-name="P1"/>
        </draw:line>
        <draw:frame draw:style-name="gr4" draw:text-style-name="P19" draw:layer="layout" svg:width="1.277cm" svg:height="0.962cm" svg:x="4cm" svg:y="17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0.723cm" svg:y="17.038cm">
          <draw:text-box>
            <text:p text:style-name="P1"><text:span text:style-name="T11">P1</text:span></text:p>
          </draw:text-box>
        </draw:frame>
        <draw:frame draw:style-name="gr25" draw:text-style-name="P19" draw:layer="layout" svg:width="1.277cm" svg:height="1cm" svg:x="20.5cm" svg:y="17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7.5cm" svg:y="17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7.5cm" svg:y="17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4cm" svg:y="17cm">
          <draw:text-box>
            <text:p text:style-name="P1"><text:span text:style-name="T11">P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 n is the number of chunk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 + w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Can not be better than the ring, even though it leaves few processors idle, it sends data twice as mu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5T12:57:12</dc:date>
    <dc:language>fi-FI</dc:language>
    <meta:editing-cycles>60</meta:editing-cycles>
    <meta:editing-duration>PT6H37M33S</meta:editing-duration>
    <meta:user-defined meta:name="Info 1"/>
    <meta:user-defined meta:name="Info 2"/>
    <meta:user-defined meta:name="Info 3"/>
    <meta:user-defined meta:name="Info 4"/>
    <meta:document-statistic meta:object-count="468"/>
  </office:meta>
</office:document-meta>
</file>